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0069in"/>
    </style:style>
    <style:style style:name="Table1.B" style:family="table-column">
      <style:table-column-properties style:column-width="1.175in"/>
    </style:style>
    <style:style style:name="Table1.C" style:family="table-column">
      <style:table-column-properties style:column-width="2.5243in"/>
    </style:style>
    <style:style style:name="Table1.D" style:family="table-column">
      <style:table-column-properties style:column-width="0.986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🎬 Movie Query Agent Project Report</text:h>
      <text:h text:style-name="Heading_20_2" text:outline-level="2">1. Project Goal</text:h>
      <text:p text:style-name="Text_20_body">The goal of this project is to develop an intelligent application that allows users to query movie data using natural language. The system leverages <text:span text:style-name="Strong_20_Emphasis">Weaviate Agents</text:span> to:</text:p>
      <text:list text:style-name="L1">
        <text:list-item>
          <text:p text:style-name="P3">Retrieve information from multiple movie collections. </text:p>
        </text:list-item>
        <text:list-item>
          <text:p text:style-name="P3">Provide answers to user queries about movies, ratings, directors, genres, and years. </text:p>
        </text:list-item>
        <text:list-item>
          <text:p text:style-name="P2">Offer <text:span text:style-name="Strong_20_Emphasis">personalized recommendations</text:span> based on user preferences and session behavior. </text:p>
        </text:list-item>
      </text:list>
      <text:p text:style-name="Text_20_body">The application demonstrates the integration of semantic search, vector embeddings, and personalization within a lightweight web interface using <text:span text:style-name="Strong_20_Emphasis">Streamlit</text:span>.</text:p>
      <text:p text:style-name="Horizontal_20_Line"/>
      <text:h text:style-name="Heading_20_2" text:outline-level="2">2. Architecture</text:h>
      <text:p text:style-name="Text_20_body">The system consists of the following components:</text:p>
      <text:list text:style-name="L2">
        <text:list-item>
          <text:p text:style-name="P5"><text:span text:style-name="Strong_20_Emphasis">Weaviate Cloud</text:span> </text:p>
          <text:list>
            <text:list-item>
              <text:p text:style-name="P5">Hosts movie data collections (<text:span text:style-name="Source_20_Text">IMDB_2006_2016</text:span> and <text:span text:style-name="Source_20_Text">Movies_5000</text:span>) </text:p>
            </text:list-item>
            <text:list-item>
              <text:p text:style-name="P5">Provides vector search capabilities and semantic querying. </text:p>
            </text:list-item>
          </text:list>
        </text:list-item>
        <text:list-item>
          <text:p text:style-name="P5"><text:span text:style-name="Strong_20_Emphasis">Agents Layer</text:span> </text:p>
          <text:list>
            <text:list-item>
              <text:p text:style-name="P5"><text:span text:style-name="Strong_20_Emphasis">Query Agent:</text:span> Handles natural language queries over one or more collections. </text:p>
            </text:list-item>
            <text:list-item>
              <text:p text:style-name="P5"><text:span text:style-name="Strong_20_Emphasis">Personalization Agent:</text:span> Stores user preferences per session, reranks results, and provides recommendations. </text:p>
            </text:list-item>
          </text:list>
        </text:list-item>
        <text:list-item>
          <text:p text:style-name="P5"><text:span text:style-name="Strong_20_Emphasis">Application Layer</text:span> </text:p>
          <text:list>
            <text:list-item>
              <text:p text:style-name="P5"><text:span text:style-name="Strong_20_Emphasis">Streamlit frontend:</text:span> Minimal interface for users to enter questions, view answers, and toggle personalization. </text:p>
            </text:list-item>
            <text:list-item>
              <text:p text:style-name="P4"><text:span text:style-name="Strong_20_Emphasis">Backend logic:</text:span> Connects to Weaviate, runs agents, formats output, and manages session state. </text:p>
            </text:list-item>
          </text:list>
        </text:list-item>
      </text:list>
      <text:p text:style-name="Text_20_body"><text:span text:style-name="Strong_20_Emphasis">Data flow:</text:span></text:p>
      <text:section text:style-name="Sect1" text:name="code-block-viewer">
        <text:p text:style-name="P1">User query → Streamlit interface → Query Agent → Weaviate Cloud (collections) → Response → Personalization Agent → Display in UI</text:p>
      </text:section>
      <text:p text:style-name="Horizontal_20_Line"/>
      <text:h text:style-name="Heading_20_2" text:outline-level="2">3. Used Agents</text:h>
      <text:h text:style-name="Heading_20_3" text:outline-level="3">3.1 Query Agent</text:h>
      <text:list text:style-name="L3">
        <text:list-item>
          <text:p text:style-name="P7">Connects to one or more Weaviate collections. </text:p>
        </text:list-item>
        <text:list-item>
          <text:p text:style-name="P7">Accepts natural language questions. </text:p>
        </text:list-item>
        <text:list-item>
          <text:p text:style-name="P7">Returns <text:span text:style-name="Strong_20_Emphasis">final answers</text:span> along with <text:span text:style-name="Strong_20_Emphasis">source collection(s)</text:span>. </text:p>
        </text:list-item>
        <text:list-item>
          <text:p text:style-name="P7">Example usage: </text:p>
          <text:list>
            <text:list-item>
              <text:p text:style-name="P7">Input: “Which movie was the best rated in 2010?” </text:p>
            </text:list-item>
            <text:list-item>
              <text:p text:style-name="P7"><text:soft-page-break/>Output: “The Intouchables (2010) had a rating of 8.6, starring François Cluzet and Omar Sy, genres: Biography, Comedy, Drama.” </text:p>
            </text:list-item>
            <text:list-item>
              <text:p text:style-name="P6">Source: <text:span text:style-name="Source_20_Text">IMDB_2006_2016</text:span> </text:p>
            </text:list-item>
          </text:list>
        </text:list-item>
      </text:list>
      <text:h text:style-name="Heading_20_3" text:outline-level="3">3.2 Personalization Agent</text:h>
      <text:list text:style-name="L4">
        <text:list-item>
          <text:p text:style-name="P9">Maintains per-session user preferences, including: </text:p>
          <text:list>
            <text:list-item>
              <text:p text:style-name="P9">Preferred genres </text:p>
            </text:list-item>
            <text:list-item>
              <text:p text:style-name="P9">Minimum movie rating </text:p>
            </text:list-item>
          </text:list>
        </text:list-item>
        <text:list-item>
          <text:p text:style-name="P9">Optionally reranks Query Agent results based on preferences. </text:p>
        </text:list-item>
        <text:list-item>
          <text:p text:style-name="P9">Can toggle personalization on or off. </text:p>
        </text:list-item>
        <text:list-item>
          <text:p text:style-name="P9">Interaction history tracks last 5 queries per session. </text:p>
        </text:list-item>
        <text:list-item>
          <text:p text:style-name="P9">Example usage: </text:p>
          <text:list>
            <text:list-item>
              <text:p text:style-name="P9">User sets: Genre = Comedy, Minimum Rating = 8 </text:p>
            </text:list-item>
            <text:list-item>
              <text:p text:style-name="P9">Input query: “Recommend a movie from 2012” </text:p>
            </text:list-item>
            <text:list-item>
              <text:p text:style-name="P8">Output: Only shows movies meeting the criteria, e.g., “Silver Linings Playbook (2012) — Rating 8.0, Genre: Comedy, Drama” </text:p>
            </text:list-item>
          </text:list>
        </text:list-item>
      </text:list>
      <text:p text:style-name="Horizontal_20_Line"/>
      <text:h text:style-name="Heading_20_2" text:outline-level="2">4. Example Inputs and Outpu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Input Question</text:p>
            </table:table-cell>
            <table:table-cell table:style-name="Table1.A1" office:value-type="string">
              <text:p text:style-name="Table_20_Heading">Personalization</text:p>
            </table:table-cell>
            <table:table-cell table:style-name="Table1.A1" office:value-type="string">
              <text:p text:style-name="Table_20_Heading">Output</text:p>
            </table:table-cell>
            <table:table-cell table:style-name="Table1.A1" office:value-type="string">
              <text:p text:style-name="Table_20_Heading">Source</text:p>
            </table:table-cell>
          </table:table-row>
        </table:table-header-rows>
        <table:table-row>
          <table:table-cell table:style-name="Table1.A1" office:value-type="string">
            <text:p text:style-name="Table_20_Contents">“Highest rated movie in 2010?”</text:p>
          </table:table-cell>
          <table:table-cell table:style-name="Table1.A1" office:value-type="string">
            <text:p text:style-name="Table_20_Contents">Off</text:p>
          </table:table-cell>
          <table:table-cell table:style-name="Table1.A1" office:value-type="string">
            <text:p text:style-name="Table_20_Contents">“The Intouchables (2010), Rating 8.6”</text:p>
          </table:table-cell>
          <table:table-cell table:style-name="Table1.A1" office:value-type="string">
            <text:p text:style-name="Table_20_Contents">IMDB_2006_2016</text:p>
          </table:table-cell>
        </table:table-row>
        <table:table-row>
          <table:table-cell table:style-name="Table1.A1" office:value-type="string">
            <text:p text:style-name="Table_20_Contents">“Show me action movies by Christopher Nolan”</text:p>
          </table:table-cell>
          <table:table-cell table:style-name="Table1.A1" office:value-type="string">
            <text:p text:style-name="Table_20_Contents">Off</text:p>
          </table:table-cell>
          <table:table-cell table:style-name="Table1.A1" office:value-type="string">
            <text:p text:style-name="Table_20_Contents">“Inception (2010), Rating 8.8; The Dark Knight (2008), Rating 9.0”</text:p>
          </table:table-cell>
          <table:table-cell table:style-name="Table1.A1" office:value-type="string">
            <text:p text:style-name="Table_20_Contents">IMDB_2006_2016</text:p>
          </table:table-cell>
        </table:table-row>
        <table:table-row>
          <table:table-cell table:style-name="Table1.A1" office:value-type="string">
            <text:p text:style-name="Table_20_Contents">“Recommend a comedy above 8 rating”</text:p>
          </table:table-cell>
          <table:table-cell table:style-name="Table1.A1" office:value-type="string">
            <text:p text:style-name="Table_20_Contents">On</text:p>
          </table:table-cell>
          <table:table-cell table:style-name="Table1.A1" office:value-type="string">
            <text:p text:style-name="Table_20_Contents">“Silver Linings Playbook (2012), Rating 8.0”</text:p>
          </table:table-cell>
          <table:table-cell table:style-name="Table1.A1" office:value-type="string">
            <text:p text:style-name="Table_20_Contents">Movies_5000</text:p>
          </table:table-cell>
        </table:table-row>
      </table:table>
      <text:p text:style-name="Horizontal_20_Line"/>
      <text:h text:style-name="Heading_20_2" text:outline-level="2">5. Algorithms and Processing</text:h>
      <text:list text:style-name="L5">
        <text:list-item>
          <text:p text:style-name="P11"><text:span text:style-name="Strong_20_Emphasis">Query Agent</text:span>: </text:p>
          <text:list>
            <text:list-item>
              <text:p text:style-name="P11">Converts user question into vector embeddings. </text:p>
            </text:list-item>
            <text:list-item>
              <text:p text:style-name="P11">Searches target collections in Weaviate for relevant matches. </text:p>
            </text:list-item>
            <text:list-item>
              <text:p text:style-name="P11">Returns aggregated answer with sources. </text:p>
            </text:list-item>
          </text:list>
        </text:list-item>
        <text:list-item>
          <text:p text:style-name="P11"><text:span text:style-name="Strong_20_Emphasis">Personalization Agent</text:span>: </text:p>
          <text:list>
            <text:list-item>
              <text:p text:style-name="P11">Maintains session-based user profile. </text:p>
            </text:list-item>
            <text:list-item>
              <text:p text:style-name="P11">Filters/reranks results from Query Agent according to stored preferences. </text:p>
            </text:list-item>
            <text:list-item>
              <text:p text:style-name="P11">Supports toggling personalization on/off for flexibility. </text:p>
            </text:list-item>
          </text:list>
        </text:list-item>
        <text:list-item>
          <text:p text:style-name="P11"><text:span text:style-name="Strong_20_Emphasis">Session management</text:span>: </text:p>
          <text:list>
            <text:list-item>
              <text:p text:style-name="P11">Uses Streamlit session state to track user preferences and recent interactions. </text:p>
            </text:list-item>
            <text:list-item>
              <text:p text:style-name="P10">Interaction history is ephemeral and cleared when the session ends or user resets preferences. </text:p>
            </text:list-item>
          </text:list>
        </text:list-item>
      </text:list>
      <text:p text:style-name="Horizontal_20_Line"/>
      <text:h text:style-name="Heading_20_2" text:outline-level="2"><text:soft-page-break/>6. Limitations</text:h>
      <text:list text:style-name="L6">
        <text:list-item>
          <text:p text:style-name="P13">Personalization is <text:span text:style-name="Strong_20_Emphasis">per session</text:span>; there is no persistent multi-user storage. </text:p>
        </text:list-item>
        <text:list-item>
          <text:p text:style-name="P13">Query Agent accuracy depends on the coverage of the dataset. </text:p>
        </text:list-item>
        <text:list-item>
          <text:p text:style-name="P13">Smaller dataset (<text:span text:style-name="Source_20_Text">Movies_5000</text:span>) is used for rapid testing, limiting variety in recommendations. </text:p>
        </text:list-item>
        <text:list-item>
          <text:p text:style-name="P13">Some fields (e.g., revenue, votes) may be missing for certain movies. </text:p>
        </text:list-item>
        <text:list-item>
          <text:p text:style-name="P12">Personalization is basic (genre and minimum rating); more complex behavior like mood-based recommendations is not implemented. </text:p>
        </text:list-item>
      </text:list>
      <text:p text:style-name="Horizontal_20_Line"/>
      <text:h text:style-name="Heading_20_2" text:outline-level="2">7. Future Development</text:h>
      <text:list text:style-name="L7">
        <text:list-item>
          <text:p text:style-name="P15">Enable <text:span text:style-name="Strong_20_Emphasis">persistent user profiles</text:span> across sessions. </text:p>
        </text:list-item>
        <text:list-item>
          <text:p text:style-name="P15">Extend personalization with additional attributes (actor, director, runtime, language). </text:p>
        </text:list-item>
        <text:list-item>
          <text:p text:style-name="P15">Integrate larger or real-time datasets. </text:p>
        </text:list-item>
        <text:list-item>
          <text:p text:style-name="P15">Add <text:span text:style-name="Strong_20_Emphasis">visual dashboards</text:span> showing trends and recommendations. </text:p>
        </text:list-item>
        <text:list-item>
          <text:p text:style-name="P14">Include <text:span text:style-name="Strong_20_Emphasis">multi-agent collaboration</text:span>, e.g., combining Query Agent with a Transformation Agent to enrich movie data with external metadata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9T17:49:52.376060080</meta:creation-date>
    <dc:date>2026-03-29T17:50:17.168257594</dc:date>
    <meta:editing-duration>PT25S</meta:editing-duration>
    <meta:editing-cycles>1</meta:editing-cycles>
    <meta:document-statistic meta:table-count="1" meta:image-count="0" meta:object-count="0" meta:page-count="3" meta:paragraph-count="81" meta:word-count="598" meta:character-count="4058" meta:non-whitespace-character-count="3541"/>
    <meta:generator>LibreOffice/24.2.7.2$Linux_X86_64 LibreOffice_project/420$Build-2</meta:generator>
  </office:meta>
</office:document-meta>
</file>